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margin-bottom="0.2963in" style:line-height-at-least="0.3750in"/>
      <style:text-properties style:font-name="Arial" fo:font-size="20.0pt" fo:color="#535353"/>
    </style:style>
    <style:style style:name="P2" style:family="paragraph" style:parent-style-name="Standard">
      <style:paragraph-properties style:line-height-at-least="0.2778in"/>
      <style:text-properties style:font-name="Arial" fo:font-size="14.7pt" fo:color="#000000"/>
    </style:style>
    <style:style style:name="P3" style:family="paragraph" style:parent-style-name="Standard">
      <style:paragraph-properties style:line-height-at-least="0.1944in"/>
      <style:text-properties style:font-name="Times" fo:font-size="12.0pt" fo:color="#000000"/>
    </style:style>
    <style:style style:name="P4" style:family="paragraph" style:parent-style-name="Standard">
      <style:paragraph-properties style:line-height-at-least="0.2222in"/>
      <style:text-properties style:font-name="Times" fo:font-size="12.0pt" fo:color="#000000"/>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ableColumn1" style:family="table-column">
      <style:table-column-properties style:column-width="3.4625in" style:rel-column-width="32767*"/>
    </style:style>
  </office:automatic-styles>
  <office:body>
    <office:text>
      <text:p text:style-name="P1"><text:span text:style-name="T1">IT Work: Interview with an IT Professional</text:span></text:p>
      <text:p text:style-name="P2"><text:span text:style-name="T2">1. Please tell us about your IT work. What exactly do you do? </text:span></text:p>
      <text:p text:style-name="P3"><text:span text:style-name="T1"/></text:p>
      <text:p text:style-name="P2"><text:span text:style-name="T1">My formal title is Assistant Team Leader (ATL) of Flight Centre Travel Group’s (FCTG) Service Centre which is the first point of contact (level 1) for FCTGs technology needs.</text:span></text:p>
      <text:p text:style-name="P3"><text:span text:style-name="T1"/></text:p>
      <text:p text:style-name="P2"><text:span text:style-name="T1">My role is integral to ensuring customer requirements are met in terms of communication, prioritising, escalating and resolving incidents and requests. I provide leadership and mentoring to team members and drive a culture of continuous process improvement within the team working towards an ultimate goal or service excellence.</text:span></text:p>
      <text:p text:style-name="P3"><text:span text:style-name="T1"/></text:p>
      <text:p text:style-name="P2"><text:span text:style-name="T1">I deal with customer escalations from time to time ensuring a sound resolution and the customer is satisfied with the results. </text:span></text:p>
      <text:p text:style-name="P3"><text:span text:style-name="T1"/></text:p>
      <text:p text:style-name="P2"><text:span text:style-name="T1">I’m required to attend various meetings directly affecting the Service Centre and ensure the team has a voice in any matter that may directly affect their work and working environment.</text:span></text:p>
      <text:p text:style-name="P3"><text:span text:style-name="T1"/></text:p>
      <text:p text:style-name="P2"><text:span text:style-name="T1">I strive to promote individual and team development by seeking and creating opportunities for professional and personal growth. I help my team act on their developmental needs and I set stretched goals to encourage a healthy work ethic..</text:span></text:p>
      <text:p text:style-name="P3"><text:span text:style-name="T1"/></text:p>
      <text:p text:style-name="P2"><text:span text:style-name="T1">I evaluate staff effectiveness via individual and group reviews and take opportunities to provide constructive formal and informal feedback on their performance via continuous conversations.</text:span></text:p>
      <text:p text:style-name="P3"><text:span text:style-name="T1"/></text:p>
      <text:p text:style-name="P2"><text:span text:style-name="T1">I actively participate in developing the technical requirements of the Service Centre, including the development of tools, and to make reasoned suggestions to improve customer service and technical procedures.</text:span></text:p>
      <text:p text:style-name="P3"><text:span text:style-name="T1"/></text:p>
      <text:p text:style-name="P3"><text:span text:style-name="T1"/></text:p>
      <text:p text:style-name="P2"><text:span text:style-name="T2">2. Please tell us about the industry you work in. </text:span></text:p>
      <text:p text:style-name="P3"><text:span text:style-name="T1"/></text:p>
      <text:p text:style-name="P2"><text:span text:style-name="T1">FCTG and more specifically Flight Centre Technology (FCT) is the meeting point</text:span></text:p>
      <text:p text:style-name="P2"><text:span text:style-name="T1">of Travel and Technology. The Travel industry’s growth is largely determined by the technology that enables and compliments it. In this meeting point of two worlds, the environment is ever-changing and being able to adapt to these changes is crucial to my team and my success.As many aspects of IT are intertwined and linked in one way or another opportunities for growth are endless if you are willing to adapt and learn new technologies and concepts.</text:span></text:p>
      <text:p text:style-name="P3"><text:span text:style-name="T1"/></text:p>
      <text:p text:style-name="P3"><text:span text:style-name="T1"/></text:p>
      <text:p text:style-name="P4"><text:span text:style-name="T1"/></text:p>
      <text:p text:style-name="P2"><text:span text:style-name="T2">3. What other kinds of work do you have to do? </text:span></text:p>
      <text:p text:style-name="P3"><text:span text:style-name="T1"/></text:p>
      <text:p text:style-name="P2"><text:span text:style-name="T1">I often deal with projects that may have a direct and indirect effect on Service Centre. Primarily in the form of seeking out, testing and implementing new technologies that our technology consultants can exploit to be more efficient and effective when finding resolutions for customers. This in turn allows me to constantly challenge myself and gain accumulate knowledge of new and emerging digital platforms. This ultimately allows us to work smarter and save time for the more important things that require our attention.</text:span></text:p>
      <text:p text:style-name="P3"><text:span text:style-name="T1"/></text:p>
      <text:p text:style-name="P3"><text:span text:style-name="T1"/></text:p>
      <text:p text:style-name="P2"><text:span text:style-name="T2">4. Who are all the different people you interact with in your work? Please tell us about them. </text:span></text:p>
      <text:p text:style-name="P3"><text:span text:style-name="T1"/></text:p>
      <text:p text:style-name="P2"><text:span text:style-name="T1">The spectrum of people I interact with is vast and ever-changing. Seeing as the Service Centre is the gateway between our customers and our Technology business, I am constantly interacting with those from what we call the front-end users who are the travel consultants, to the engineers who build the software infrastructure our company relies on, to Human Resources who provide us with instruction when new employees are introduced, current employees are move roles, and when employees finish up with Flight Centre. I also deal with other teams under the customer care umbrella but also teams such as TechOps (Technical Operations), Citrix, SNS (ServiceNow Support), Retail Solutions and SecOps (Security Operations). As the role is varying every day and a new challenge is presented on a daily basis, my interactions are always changing.</text:span></text:p>
      <text:p text:style-name="P3"><text:span text:style-name="T1"/></text:p>
      <text:p text:style-name="P3"><text:span text:style-name="T1"/></text:p>
      <text:p text:style-name="P2"><text:span text:style-name="T2">5. Please tell us about your interactions with other IT professionals. </text:span></text:p>
      <text:p text:style-name="P3"><text:span text:style-name="T1"/></text:p>
      <text:p text:style-name="P2"><text:span text:style-name="T1">As I’ve mentioned, being the gateway between our front-end users and our technology department, the Service Centre is the voice for both parties so I interact with software engineers, security engineers, system architects, development operation managers, web developers, user-interface designers, database administrators, hardware administrators and repairers. The list goes on...</text:span></text:p>
      <text:p text:style-name="P3"><text:span text:style-name="T1"/></text:p>
      <text:p text:style-name="P3"><text:span text:style-name="T1"/></text:p>
      <text:p text:style-name="P2"><text:span text:style-name="T2">6. What about your interactions with clients or investors? </text:span></text:p>
      <text:p text:style-name="P3"><text:span text:style-name="T1"/></text:p>
      <text:p text:style-name="P2"><text:span text:style-name="T1">I don’t interact with investors. Our clients take the form of Flight Center’s employees and we interact with them on a daily basis. Usually working on in excess of 200 problems a day that have been lodged by anyone ranging from the travel consultants to the CEO. </text:span></text:p>
      <text:p text:style-name="P3"><text:span text:style-name="T1"/></text:p>
      <text:p text:style-name="P3"><text:span text:style-name="T1"/></text:p>
      <text:p text:style-name="P4"><text:span text:style-name="T1"/></text:p>
      <text:p text:style-name="P2"><text:span text:style-name="T2">7. What aspects of your work do you spend most time on? Please tell us about these. </text:span></text:p>
      <text:p text:style-name="P3"><text:span text:style-name="T1"/></text:p>
      <text:p text:style-name="P2"><text:span text:style-name="T1">I spend most of my time working to improve the training and development process for my team and anyone looking to join it. From writing up knowledge base (KB) articles to writing powershell scripts to improve efficiencies. I will also step in to help the team with the workload when necessary, especially doing priority 1 and priority 2 incidents where we have a system or multiple stores go offline. </text:span></text:p>
      <text:p text:style-name="P3"><text:span text:style-name="T1"/></text:p>
      <text:p text:style-name="P3"><text:span text:style-name="T1"/></text:p>
      <text:p text:style-name="P2"><text:span text:style-name="T2">8. Which aspects of your work do you find most challenging?</text:span></text:p>
      <text:p text:style-name="P3"><text:span text:style-name="T1"/></text:p>
      <text:p text:style-name="P2"><text:span text:style-name="T1">The most challenging aspect of my role is working with the many team dynamics and being able to coordinate fifteen different personalities and ensure they work cohesively. It was a big challenge to start with but you’re forced to learn quickly in a fast-paced environment that has little margin for error such as the Service Centre. For each person there is a corresponding method of communication that is most effective. This can be extremely challenging at times especially when there is so little time to communicate in a manner that must express a sense of urgency. </text:span></text:p>
      <text:p text:style-name="P3"><text:span text:style-name="T1"/></text:p>
      <text:p text:style-name="P3"><text:span text:style-name="T1"/></text:p>
      <text:p text:style-name="P2"><text:span text:style-name="T2">9. Finally, can you share an example of the work you do that best captures the essence of the IT industry?</text:span></text:p>
      <text:p text:style-name="P3"><text:span text:style-name="T1"/></text:p>
      <text:p text:style-name="P2"><text:span text:style-name="T1">The first example that comes to mind is my constant search for new technologies to help support my team. At its core, technology is a tool to be used to conduct work more efficiently and effectively. Seeing as I’m less regularly in the trenches with my team, it’s vital that I find new ways to create innovation. Technology, afterall, in essence is innovation.</text:span></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2</meta:generator>
  </office:meta>
</office:document-meta>
</file>